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
    <style:style style:name="P2" style:family="paragraph" style:parent-style-name="Standard">
      <style:paragraph-properties fo:break-before="page"/>
    </style:style>
    <style:style style:name="P3" style:family="paragraph" style:parent-style-name="Text_20_body" style:list-style-name="">
      <style:text-properties style:font-name="Comic Sans MS1" fo:font-size="12pt" fo:font-weight="normal" style:font-size-asian="12pt" style:font-weight-asian="normal" style:font-size-complex="12pt" style:font-weight-complex="normal"/>
    </style:style>
    <style:style style:name="P4" style:family="paragraph">
      <style:paragraph-properties fo:break-before="page"/>
    </style:style>
    <style:style style:name="P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10pt"/>
    </style:style>
    <style:style style:name="T3" style:family="text">
      <style:text-properties fo:font-size="10pt" fo:font-style="italic"/>
    </style:style>
    <style:style style:name="T4" style:family="text">
      <style:text-properties style:font-name="Verdana" fo:font-size="10pt"/>
    </style:style>
    <style:style style:name="T5" style:family="text">
      <style:text-properties style:font-name="Verdana" fo:font-size="10pt" fo:font-style="italic"/>
    </style:style>
    <style:style style:name="T6" style:family="text">
      <style:text-properties style:font-name="Comic Sans MS1"/>
    </style:style>
    <style:style style:name="T7" style:family="text">
      <style:text-properties style:font-name="Comic Sans MS1" fo:font-size="10pt"/>
    </style:style>
    <style:style style:name="T8" style:family="text">
      <style:text-properties style:font-name="Comic Sans MS1" fo:font-size="10pt" fo:font-style="italic"/>
    </style:style>
    <style:style style:name="T9" style:family="text">
      <style:text-properties style:font-name="Comic Sans MS1" fo:font-style="italic"/>
    </style:style>
    <style:style style:name="T10" style:family="text">
      <style:text-properties style:font-name="Comic Sans MS1" fo:font-size="12pt" style:font-size-asian="12pt" style:font-size-complex="12pt"/>
    </style:style>
    <style:style style:name="T11" style:family="text">
      <style:text-properties style:font-name="Comic Sans MS1" fo:font-size="12pt" fo:font-style="italic" style:font-size-asian="12pt" style:font-size-complex="12pt"/>
    </style:style>
    <style:style style:name="T12" style:family="text">
      <style:text-properties style:font-name="Comic Sans MS1" fo:font-size="12pt" fo:font-style="italic" fo:font-weight="bold" style:font-size-asian="12pt" style:font-weight-asian="bold" style:font-size-complex="12pt" style:font-weight-complex="bold"/>
    </style:style>
    <style:style style:name="T13" style:family="text">
      <style:text-properties style:font-name="Comic Sans MS1" fo:font-size="12pt" fo:font-style="italic" fo:font-weight="normal" style:font-size-asian="12pt" style:font-weight-asian="normal" style:font-size-complex="12pt" style:font-weight-complex="normal"/>
    </style:style>
    <style:style style:name="T14" style:family="text">
      <style:text-properties style:font-name="Comic Sans MS1" fo:font-size="12pt" fo:font-weight="bold" style:font-size-asian="12pt" style:font-weight-asian="bold" style:font-size-complex="12pt" style:font-weight-complex="bold"/>
    </style:style>
    <style:style style:name="T15" style:family="text">
      <style:text-properties style:font-name="Comic Sans MS1" fo:font-size="12pt" fo:font-weight="normal" style:font-size-asian="12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style:font-name="Arial" fo:font-size="12pt" fo:font-weight="normal" style:font-name-asian="AR PL UMing HK" style:font-size-asian="12pt" style:font-weight-asian="normal" style:font-name-complex="FreeSans"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Strong_20_Emphasis">Voltaire, « Prière à Dieu »</text:span></text:h>
      <text:h text:style-name="P1" text:outline-level="1"><text:span text:style-name="Strong_20_Emphasis"><text:span text:style-name="T15"/></text:span></text:h>
      <text:h text:style-name="P1" text:outline-level="1"><text:span text:style-name="Strong_20_Emphasis"><text:span text:style-name="T15">Ce n’est donc plus aux hommes que je m’adresse ; c’est à toi, Dieu de tous les êtres, de tous les mondes, et de tous les temps : s’il est permis à de faibles créatures perdues dans l’immensité, et imperceptibles au reste de l’univers, d’oser te demander quelque chose, à toi qui as tout donné, à toi dont les décrets sont immuables comme éternels, daigne regarder en pitié les erreurs attachées à notre nature ; que ces erreurs ne fassent point nos calamités. Tu ne nous as point donné un cœur pour nous haïr, et des mains pour nous égorger; fais que nous nous aidions mutuellement à supporter le fardeau d’une vie pénible et passagère ; que les petites différences entre les vêtements qui couvrent nos débiles corps, entre tous nos langages insuffisants, entre tous nos usages ridicules, entre toutes nos lois imparfaites, entre toutes nos opinions insensées, entre toutes nos conditions si disproportionnées à nos yeux, et si égales devant toi ; que toutes ces petites nuances qui distinguent les atomes appelés </text:span></text:span><text:span text:style-name="Strong_20_Emphasis"><text:span text:style-name="T13">hommes</text:span></text:span><text:span text:style-name="Strong_20_Emphasis"><text:span text:style-name="T15"> ne soient pas des signaux de haine et de persécution ; que ceux qui allument des cierges en plein midi pour te célébrer supportent ceux qui se contentent de la lumière de ton soleil ; que ceux qui couvrent leur robe d’une toile blanche pour dire qu’il faut t’aimer ne détestent pas ceux qui disent la même chose sous un manteau de laine noire ; qu’il soit égal de t’adorer dans un jargon formé d’une ancienne langue, ou dans un jargon plus nouveau ; que ceux dont l’habit est teint en rouge ou en violet, qui dominent sur une petite parcelle d’un petit tas de la boue de ce monde, et qui possèdent quelques fragments arrondis d’un certain métal, jouissent sans orgueil de ce qu’ils appellent </text:span></text:span><text:span text:style-name="Strong_20_Emphasis"><text:span text:style-name="T13">grandeur</text:span></text:span><text:span text:style-name="Strong_20_Emphasis"><text:span text:style-name="T15"> et </text:span></text:span><text:span text:style-name="Strong_20_Emphasis"><text:span text:style-name="T13">richesse,</text:span></text:span><text:span text:style-name="Strong_20_Emphasis"><text:span text:style-name="T15"> et que les autres les voient sans envie : car tu sais qu’il n’y a dans ces vanités ni de quoi envier, ni de quoi s’enorgueillir.</text:span></text:span></text:h>
      <text:h text:style-name="P1" text:outline-level="1"><text:span text:style-name="Strong_20_Emphasis"><text:span text:style-name="T15"/></text:span></text:h>
      <text:h text:style-name="P1" text:outline-level="1"><text:span text:style-name="Strong_20_Emphasis"><text:span text:style-name="T15">Puissent tous les hommes se souvenir qu’ils sont frères ! qu’ils aient en horreur la tyrannie exercée sur les âmes ; comme ils ont en exécration le brigandage qui ravit par la force le fruit du travail et de l’industrie paisible ! si les fléaux de la guerre sont inévitables, ne nous haïssons pas, ne nous déchirons pas les uns les autres dans le sein de la paix, et employons l’instant de notre existence à bénir également en mille langages divers, depuis Siam jusqu’à la Californie, ta bonté qui nous a donné cet instant.</text:span></text:span></text:h>
      <text:h text:style-name="P1" text:outline-level="1"><text:span text:style-name="Strong_20_Emphasis"><text:span text:style-name="T15"/></text:span></text:h>
      <text:h text:style-name="P1" text:outline-level="1"><text:span text:style-name="Strong_20_Emphasis"><text:span text:style-name="T15">Voltaire, </text:span></text:span><text:span text:style-name="Strong_20_Emphasis"><text:span text:style-name="Emphasis"><text:span text:style-name="T15">Traité sur la Tolérance</text:span></text:span></text:span></text:h>
      <text:h text:style-name="P3" text:outline-level="1"/>
      <text:h text:style-name="P5" text:outline-level="1">Montesquieu, <text:span text:style-name="T1">Lettres persanes</text:span></text:h>
      <text:p text:style-name="Standard"/>
      <text:p text:style-name="Standard">« Usbek à Rhedi, à Venise »</text:p>
      <text:p text:style-name="Standard"/>
      <text:p text:style-name="Standard">Je vois ici des gens qui disputent sans fin sur la religion ; mais il me semble qu'ils combattent en même temps à qui l'observera le moins.</text:p>
      <text:p text:style-name="Standard"/>
      <text:p text:style-name="Standard">Non seulement ils ne sont pas meilleurs chrétiens, mais même meilleurs citoyens, et c'est ce qui me touche : car, dans quelque religion qu'on vive, l'observation des lois, l'amour pour les hommes, la pitié envers les parents, sont toujours les premiers actes de religion.</text:p>
      <text:p text:style-name="Standard"/>
      <text:p text:style-name="Standard">En effet, le premier objet d'un homme religieux ne doit-il pas être de plaire à la divinité, qui a établi la religion qu'il professe ? Mais le moyen le plus sûr pour y parvenir est sans doute d'observer les règles de la société et les devoirs de l'humanité ; car, en quelque religion qu'on vive, dès qu'on en suppose une, il faut bien que l'on suppose aussi que Dieu aime les hommes, puisqu'il établit une religion pour les rendre heureux; que s'il aime les hommes, on est assuré de lui plaire en les aimant aussi, c'est-à-dire en exerçant envers eux tous les devoirs de la charité et de l'humanité, et en ne violant point les lois sous lesquelles ils vivent.</text:p>
      <text:p text:style-name="Standard"/>
      <text:p text:style-name="Standard">Par là, on est bien plus sûr de plaire à Dieu qu'en observant telle ou telle cérémonie : car les cérémonies n'ont point un degré de bonté par elles-mêmes ; elles ne sont bonnes qu'avec égard et dans la supposition que Dieu les a commandées. Mais c'est la matière d'une grande discussion : on peut facilement s'y tromper; car il faut choisir les cérémonies d'une religion entre celles de deux mille.</text:p>
      <text:p text:style-name="Standard"/>
      <text:p text:style-name="Standard">Un homme faisait tous les jours à Dieu cette prière : "Seigneur, je n'entends rien dans les disputes que l'on fait sans cesse à votre sujet. Je voudrais vous servir selon votre volonté ; mais chaque homme que je consulte veut que je vous serve à la sienne. Lorsque je veux vous faire ma prière, je ne sais en quelle langue je dois vous parler. Je ne sais pas non plus en quelle posture je dois me mettre : l'un dit que je dois vous prier debout ; l'autre veut que je sois assis ; l'autre exige que mon corps porte sur mes genoux. Ce n'est pas tout : il y en a qui prétendent que je dois me laver tous les matins avec de l'eau froide ; d'autres soutiennent que vous me regarderez avec horreur si je ne me fais pas couper un petit morceau de chair. Il m'arriva l'autre jour de manger un lapin dans un caravansérail. Trois hommes qui étaient auprès de là me firent trembler : ils me soutinrent tous trois que je vous avais grièvement offensé ; l'un, parce que cet animal était immonde ; l'autre, parce qu'il était étouffé ; l'autre enfin, parce qu'il n'était pas poisson. Un brachmane qui passait par là, et que je pris pour juge, me dit : " Ils ont tort : car apparemment vous n'avez pas tué vous-même cet animal. - Si fait, lui dis-je. - Ah ! vous avez commis une action abominable, et que <text:soft-page-break/>Dieu ne vous pardonnera jamais, me dit-il d'une voix sévère. Que savez-vous si l'âme de votre père n'était pas passée dans cette bête ? " Toutes ces choses, seigneur, me jettent dans un embarras inconcevable : je ne puis remuer la tête que je ne sois menacé de vous offenser ; cependant je voudrais vous plaire et employer à cela la vie que je tiens de vous. Je ne sais si je me trompe ; mais je crois que le meilleur moyen pour y parvenir est de vivre en bon citoyen dans la société où vous m'avez fait naître, et en bon père dans la famille que vous m'avez donnée."</text:p>
      <text:p text:style-name="Standard"/>
      <text:p text:style-name="Standard">Montesquieu, <text:span text:style-name="T1">Lettres persanes</text:span>, lettre 46, De Paris, le 8 de la lune de Chahban 1713.</text:p>
      <text:h text:style-name="P5" text:outline-level="1">Voltaire, <text:span text:style-name="T1">Zadig</text:span></text:h>
      <text:p text:style-name="Standard"/>
      <text:p text:style-name="Standard">« Le souper »</text:p>
      <text:p text:style-name="Standard"/>
      <text:p text:style-name="Standard"><text:s text:c="8"/>L'amour platonique, mais partagé que Zadig - devenu premier ministre du roi de Babylone, Moabdar - éprouve pour la reine Astarté suscite la jalousie du roi. Zadig s'enfuit en Egypte à travers le désert, puis devient l'esclave du marchand Sétoc, qui admire sa sagesse, fait de lui son ami et l'emmène à la grande foire de Bassorah.</text:p>
      <text:p text:style-name="Standard"><text:s text:c="8"/>C'est l'occasion pour Voltaire de mettre en scène, au cours d'un banquet, des convives appartenant à des races et à des religions différentes qui se querellent sur la valeur de leurs croyances religieuses respectives et sur l'ancienneté de leur civilisation.</text:p>
      <text:p text:style-name="Standard"/>
      <text:p text:style-name="Standard">Sétoc, qui ne pouvait se séparer de cet homme en qui habitait la sagesse, le mena à la grande foire de Balzora, où devaient se rendre les plus grands négociants de la terre habitable. Ce fut pour Zadig une consolation sensible de voir tant d'hommes de diverses contrées réunis dans la même place. Il lui paraissait que l'univers était une grande famille qui se rassemblait à Balzora. Il se trouva à table, dès le second jour, avec un Egyptien, un Indien gangaride, un habitant du Cathay, un Grec, un Celte, et plusieurs autres étrangers qui, dans leurs fréquents voyages vers le golfe Arabique, avaient appris assez d'arabe pour se faire entendre. L'Egyptien paraissait fort en colère. "Quel abominable pays que Balzora! disait-il; on m'y refuse mille onces d'or sur le meilleur effet du monde. - Comment donc, dit Sétoc; sur quel effet vous a-t-on refusé cette somme? - Sur le corps de ma tante, répondit l'Egyptien; c'était la plus brave femme d'Egypte. Elle m'accompagnait toujours; elle est morte en chemin: j'en ai fait une des plus belles momies que nous ayons et je trouverais dans mon pays tout ce que je voudrais en la mettant en gage. Il est bien étrange qu'on ne veuille pas seulement me donner ici mille onces d'or sur un effet si solide." Tout en se courrouçant, il était près de manger d'une excellente poule bouillie, quand l'Indien, le prenant par la main, s'écria avec douleur: "Ah! qu'allez-vous faire? - Manger de cette poule, dit l'homme à la momie. - Gardez-vous-en bien, dit le Gangaride, il se pourrait faire que l'âme de la défunte fût passée dans le corps de cette poule, et vous ne voudriez pas vous exposer à manger votre tante. Faire cuire des poules, c'est outrager manifestement la nature. - Que voulez-vous dire avec votre nature et vos poules? reprit le colérique Egyptien; nous adorons un boeuf, et nous en mangeons bien. - Vous adorez un boeuf! est-il possible? dit l'homme du Gange. - Il n'y a rien de si possible, repartit l'autre; il y a cent trente-cinq mille ans que nous en usons ainsi, et personne parmi nous n'y trouve à redire. - Ah! cent trente-cinq mille ans! dit l'Indien, ce compte est un peu exagéré; il n'y en a que quatre-vingt mille que l'Inde est peuplée, et assurément nous sommes vos anciens, et Brama nous avait défendu de manger des boeufs avant que vous vous fussiez avisés de les mettre sur les autels et à la broche. - Voilà un plaisant animal que votre Brama, pour le comparer à Apis! dit <text:soft-page-break/>l'Egyptien; qu'a donc fait votre Brama de si beau?" Le bramin répondit: "C'est lui qui a appris aux hommes à lire et à écrire, et à qui toute la terre doit le feu des échecs. - Vous vous trompez, dit un Chaldéen qui était auprès de lui; c'est le poisson Oannès à qui on doit de si grands bienfaits, et il est juste de ne rendre qu'à lui ses hommages. Tout le monde vous dira que c'était un être divin, qu'il avait la queue dorée, avec une belle tête d'homme, et qu'il sortait de l'eau pour venir prêcher à terre trois heures par jour. Il eut plusieurs enfants qui furent rois, comme chacun sait. J'ai son portrait chez moi, que je révère comme je le dois. On peut manger du boeuf tant qu'on veut; mais c'est assurément une très grande impiété de faire cuire du poisson; d'ailleurs vous êtes tous deux d'une origine trop peu noble et trop récente pour me rien disputer. La nation égyptienne ne compte que cent trente-cinq mille ans, et les Indiens ne se vantent que de quatre-vingt mille, tandis que nous avons des almanachs de quatre mille siècles. Croyez-moi, renoncez à vos folies, et je vous donnerai à chacun un beau portrait d'Oannès."</text:p>
      <text:p text:style-name="Standard"/>
      <text:p text:style-name="Standard">L'homme de Cambalu, prenant la parole, dit "Je respecte fort les Egyptiens, les Chaldéens, les Grecs, les Celtes, Brama, le boeuf Apis, le beau poisson Oannès; mais peut-être que le Li ou le Tien, comme on voudra l'appeler, vaut bien les boeufs et les poissons. Je ne dirai rien de mon pays; il est aussi grand que la terre d'Egypte, la Chaldée et les Indes ensemble. Je ne dispute pas d'antiquité, parce qu'il suffit d'être heureux, et que c'est fort peu de chose d'être ancien; mais, s'il fallait parler d'almanachs, je dirais que toute l'Asie prend les nôtres, et que nous en avions de fort bons avant qu'on sût l'arithmétique en Chaldée.</text:p>
      <text:p text:style-name="Standard"/>
      <text:p text:style-name="Standard">- Vous êtes de grands ignorants tous tant que vous êtes! s'écria le Grec; est-ce que vous ne savez pas que le chaos est le père de tout, et que la forme et la matière ont mis le monde dans l'état où il est?" Ce Grec parla longtemps; mais il fut enfin interrompu par le Celte, qui, ayant beaucoup bu pendant qu'on disputait, se crut alors plus savant que tous les autres, et dit en jurant qu'il n'y avait que Teutath et le gui de chêne qui valussent la peine qu'on en parlât; que, pour lui, il avait toujours du gui dans sa poche; que les Scythes, ses ancêtres, étaient les seules gens de bien qui eussent jamais été au monde; qu'ils avaient, à la vérité, quelquefois mangé des hommes, mais que cela n'empêchait pas qu'on ne dût avoir beaucoup de respect pour sa nation; et qu'enfin, si quelqu'un parlait mal de Teutath, il lui apprendrait à vivre. La querelle s'échauffa pour lors, et Sétoc vit le moment où la table allait être ensanglantée. Zadig, qui avait gardé le silence pendant toute la dispute, se leva enfin: il s'adressa, d'abord au Celte, comme au plus furieux; il lui dit qu'il avait raison, et lui demanda du gui; il loua le Grec sur son éloquence, et adoucit tous les esprits échauffés. Il ne dit que très peu de chose à l'homme du Cathay, parce qu'il avait été le plus raisonnable de tous. Ensuite il leur dit: "Mes amis, vous alliez vous quereller pour rien, car vous êtes tous du même avis." A ce mot, ils se récrièrent tous. "N'est-il pas vrai, dit-il au Celte, que vous n'adorez pas ce gui, mais celui qui a fait le gui et le chêne? - Assurément, répondit le Celte. - Et vous, monsieur l'Egyptien, vous révérez apparemment dans un <text:soft-page-break/>certain boeuf celui qui vous a donné les boeufs? - Oui, dit l'Egyptien. - Le poisson Oannès, continua-t-il, doit céder à celui qui a fait la mer et les poissons. - D'accord, dit le Chaldéen. - L'Indien, ajouta-t-il, et le Cathayen, reconnaissent comme vous un premier principe; je n'ai pas trop bien compris les choses admirables que le Grec a dites, mais je suis sûr qu'il admet aussi un Etre supérieur, de qui la forme et la matière dépendent." Le Grec, qu'on admirait, dit que Zadig avait très bien pris sa pensée. "Vous êtes donc tous de même avis, répliqua Zadig, et il n'y a pas là de quoi se quereller." Tout le monde l'embrassa. Sétoc, après avoir vendu fort cher ses denrées, reconduisit son ami Zadig dans sa tribu. Zadig apprit en arrivant qu'on lui avait fait son procès en son absence, et qu'il allait être brûlé à petit feu.</text:p>
      <text:p text:style-name="Standard"/>
      <text:p text:style-name="Standard">Voltaire, <text:span text:style-name="T1">Zadig</text:span>, chapitre 12, "Le sou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FreeSans1" svg:font-family="FreeSans" style:font-family-generic="swiss"/>
    <style:font-face style:name="Times New Roman" svg:font-family="'Times New Roman'" style:font-family-generic="roman" style:font-pitch="variable"/>
    <style:font-face style:name="Comic Sans MS1" svg:font-family="'Comic Sans MS'" style:font-family-generic="script" style:font-pitch="variable"/>
    <style:font-face style:name="Comic Sans MS" svg:font-family="'Comic Sans MS'" style:font-adornments="Normal" style:font-family-generic="script"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mic Sans MS" style:font-size-asian="10.5pt" style:font-weight-asian="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7T22:50:26</meta:creation-date>
    <dc:date>2013-02-07T23:30:45</dc:date>
    <meta:editing-duration>PT9M59S</meta:editing-duration>
    <meta:editing-cycles>1</meta:editing-cycles>
    <meta:document-statistic meta:table-count="0" meta:image-count="0" meta:object-count="0" meta:page-count="7" meta:paragraph-count="20" meta:word-count="2393" meta:character-count="13300" meta:non-whitespace-character-count="10911"/>
    <meta:generator>LibreOffice/3.5$Linux_X86_64 LibreOffice_project/350m1$Build-2</meta:generator>
  </office:meta>
</office:document-meta>
</file>